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none" fo:font-weight="bold" officeooo:rsid="0003afe8" officeooo:paragraph-rsid="0003afe8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3pt" style:text-underline-style="none" fo:font-weight="normal" officeooo:rsid="0003afe8" officeooo:paragraph-rsid="0003afe8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fo:font-size="13pt" style:text-underline-style="none" fo:font-weight="normal" officeooo:rsid="0005c3d5" officeooo:paragraph-rsid="0005c3d5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style:text-underline-style="none" fo:font-weight="normal" officeooo:rsid="0006f163" officeooo:paragraph-rsid="0006f163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3pt" style:text-underline-style="none" fo:font-weight="normal" officeooo:rsid="000828c3" officeooo:paragraph-rsid="000828c3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fo:font-size="13pt" style:text-underline-style="none" fo:font-weight="normal" officeooo:rsid="000c7ef4" officeooo:paragraph-rsid="000c7ef4" style:font-size-asian="11.3500003814697pt" style:font-weight-asian="normal" style:font-size-complex="13pt" style:font-weight-complex="normal"/>
    </style:style>
    <style:style style:name="P7" style:family="paragraph" style:parent-style-name="Standard">
      <style:text-properties fo:font-size="13pt" style:text-underline-style="none" fo:font-weight="normal" officeooo:rsid="000c7ef4" officeooo:paragraph-rsid="000fb925" style:font-size-asian="11.3500003814697pt" style:font-weight-asian="normal" style:font-size-complex="13pt" style:font-weight-complex="normal"/>
    </style:style>
    <style:style style:name="P8" style:family="paragraph" style:parent-style-name="Standard">
      <style:text-properties fo:font-size="13pt" style:text-underline-style="none" fo:font-weight="normal" officeooo:rsid="000cdff9" officeooo:paragraph-rsid="000cdff9" style:font-size-asian="11.3500003814697pt" style:font-weight-asian="normal" style:font-size-complex="13pt" style:font-weight-complex="normal"/>
    </style:style>
    <style:style style:name="P9" style:family="paragraph" style:parent-style-name="Standard">
      <style:text-properties fo:font-size="13pt" style:text-underline-style="none" fo:font-weight="normal" officeooo:rsid="000fb925" officeooo:paragraph-rsid="000fb925" style:font-size-asian="11.3500003814697pt" style:font-weight-asian="normal" style:font-size-complex="13pt" style:font-weight-complex="normal"/>
    </style:style>
    <style:style style:name="P10" style:family="paragraph" style:parent-style-name="Standard">
      <style:text-properties fo:font-size="13pt" style:text-underline-style="none" fo:font-weight="normal" officeooo:rsid="00119f82" officeooo:paragraph-rsid="00119f82" style:font-size-asian="11.3500003814697pt" style:font-weight-asian="normal" style:font-size-complex="13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85846"/>
    </style:style>
    <style:style style:name="T3" style:family="text">
      <style:text-properties officeooo:rsid="0009bf68"/>
    </style:style>
    <style:style style:name="T4" style:family="text">
      <style:text-properties officeooo:rsid="0009c7dd"/>
    </style:style>
    <style:style style:name="T5" style:family="text">
      <style:text-properties officeooo:rsid="000bea06"/>
    </style:style>
    <style:style style:name="T6" style:family="text">
      <style:text-properties officeooo:rsid="000c7ef4"/>
    </style:style>
    <style:style style:name="T7" style:family="text">
      <style:text-properties officeooo:rsid="000cdff9"/>
    </style:style>
    <style:style style:name="T8" style:family="text">
      <style:text-properties officeooo:rsid="000fb925"/>
    </style:style>
    <style:style style:name="T9" style:family="text">
      <style:text-properties officeooo:rsid="001032c5"/>
    </style:style>
    <style:style style:name="T10" style:family="text">
      <style:text-properties style:text-position="super 58%" officeooo:rsid="001032c5"/>
    </style:style>
    <style:style style:name="T11" style:family="text">
      <style:text-properties style:text-position="super 58%" officeooo:rsid="0012e3a5"/>
    </style:style>
    <style:style style:name="T12" style:family="text">
      <style:text-properties officeooo:rsid="0010dd11"/>
    </style:style>
    <style:style style:name="T13" style:family="text">
      <style:text-properties officeooo:rsid="0012e3a5"/>
    </style:style>
    <style:style style:name="T14" style:family="text">
      <style:text-properties officeooo:rsid="001634c1"/>
    </style:style>
    <style:style style:name="T15" style:family="text">
      <style:text-properties officeooo:rsid="001895a9"/>
    </style:style>
    <style:style style:name="T16" style:family="text">
      <style:text-properties officeooo:rsid="001ac620"/>
    </style:style>
    <style:style style:name="T17" style:family="text">
      <style:text-properties officeooo:rsid="001b353a"/>
    </style:style>
    <style:style style:name="T18" style:family="text">
      <style:text-properties officeooo:rsid="001c79e5"/>
    </style:style>
    <style:style style:name="T19" style:family="text">
      <style:text-properties officeooo:rsid="001df5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1">Data Structures -2</text:span></text:p>
      <text:p text:style-name="P2"/>
      <text:p text:style-name="P2">Morning :</text:p>
      <text:p text:style-name="P2">-------------</text:p>
      <text:p text:style-name="P2"/>
      <text:p text:style-name="P3">In Deque, the diffence b/w ad<text:span text:style-name="T19">d</text:span> and offer method is add, if fails throws IllegalStateException, but if offer fails It’ll fail, without any exceptions</text:p>
      <text:p text:style-name="P3"/>
      <text:p text:style-name="P4">AfterNoon :</text:p>
      <text:p text:style-name="P4">-----------------</text:p>
      <text:p text:style-name="P4"/>
      <text:p text:style-name="P5">Non- Liner Data Structures : Ex: Tree, Graph</text:p>
      <text:p text:style-name="P5"/>
      <text:p text:style-name="P5">Tree:</text:p>
      <text:p text:style-name="P5">-------</text:p>
      <text:p text:style-name="P5"><text:tab/>- If Data is hierarchial nature we can use Tree.</text:p>
      <text:p text:style-name="P5"><text:tab/><text:span text:style-name="T2">EX:</text:span></text:p>
      <text:p text:style-name="P5"><text:tab/></text:p>
      <text:p text:style-name="P5"><text:tab/><text:tab/>Product</text:p>
      <text:p text:style-name="P5"><text:tab/><text:tab/>/<text:tab/>\ <text:s text:c="20"/>-<text:span text:style-name="T6">&gt; Edges</text:span></text:p>
      <text:p text:style-name="P5"><text:tab/>Electrical<text:tab/>Electronics <text:s text:c="4"/>-<text:span text:style-name="T4">&gt; Nodes</text:span></text:p>
      <text:p text:style-name="P5"><text:tab/>/<text:tab/>/<text:tab/> <text:s text:c="2"/>/ <text:s text:c="4"/><text:tab/> <text:s text:c="3"/>\</text:p>
      <text:p text:style-name="P5"><text:s text:c="8"/>Fan <text:s text:c="3"/>Motor<text:tab/>Mobile <text:s text:c="2"/>Laptop</text:p>
      <text:p text:style-name="P5"/>
      <text:p text:style-name="P5"><text:tab/><text:span text:style-name="T3">In the above example Product is Root </text:span></text:p>
      <text:p text:style-name="P5"><text:tab/><text:span text:style-name="T4">Every Node will have , Data, Left reference and Right Reference.</text:span></text:p>
      <text:p text:style-name="P5"/>
      <text:p text:style-name="P5">- <text:span text:style-name="T5">Can use for Organizing Data, Quick Search, Insertion, Deletion</text:span></text:p>
      <text:p text:style-name="P5">- <text:span text:style-name="T6">If a Tree has ‘n’ nodes, edges will be n-1.</text:span></text:p>
      <text:p text:style-name="P5">- <text:span text:style-name="T6">The Nodes that don’t have childrens are called leaf nodes.</text:span></text:p>
      <text:p text:style-name="P6">- Nodes which have children are parent nodes.</text:p>
      <text:p text:style-name="P6">- For leaf nodes, <text:s/>left and right reference will be 0.</text:p>
      <text:p text:style-name="P6">- Even parent can be a chil<text:span text:style-name="T16">d</text:span> to some parent node.</text:p>
      <text:p text:style-name="P6">- Parent nodes will be knowing about chil<text:span text:style-name="T17">d</text:span> nodes, but a child doesn’t know its parebnt.</text:p>
      <text:p text:style-name="P6">- Depth of a node is no.of.edges to a node.</text:p>
      <text:p text:style-name="P6"><text:tab/><text:span text:style-name="T7">For EX: For Laptop It’s 2 as Product&gt; electronic &gt; Laptop , So </text:span><text:span text:style-name="T18">2</text:span><text:span text:style-name="T7">.</text:span></text:p>
      <text:p text:style-name="P6">- <text:span text:style-name="T7">Binary Tree : Is something where a parent willl have at max 2 children.</text:span></text:p>
      <text:p text:style-name="P6"><text:tab/><text:tab/><text:span text:style-name="T7">A</text:span></text:p>
      <text:p text:style-name="P6"><text:tab/><text:tab/>/ <text:span text:style-name="T7">\</text:span></text:p>
      <text:p text:style-name="P6"><text:tab/> <text:s text:c="7"/><text:span text:style-name="T7">B <text:s/>C</text:span></text:p>
      <text:p text:style-name="P6"><text:tab/> <text:s text:c="4"/>/ <text:span text:style-name="T7">\ <text:s text:c="5"/>/ \</text:span></text:p>
      <text:p text:style-name="P6"><text:tab/> <text:s/><text:span text:style-name="T7">D E <text:s text:c="2"/>F <text:s/>G <text:s text:c="3"/>Example of a Perfect Binaryu Tree</text:span></text:p>
      <text:p text:style-name="P8">Perfect Binary Tree : Is a tree where a parent will have either 0 nodes or 2 nodes.</text:p>
      <text:p text:style-name="P8"/>
      <text:p text:style-name="P8"/>
      <text:p text:style-name="P9"/>
      <text:p text:style-name="P9"/>
      <text:p text:style-name="P9"/>
      <text:p text:style-name="P9"><text:soft-page-break/>- Balance Binary Tree : <text:span text:style-name="T9">Is something using which we can easily find the number.</text:span></text:p>
      <text:p text:style-name="P9"><text:tab/><text:tab/><text:span text:style-name="T9">If want to find 55, it’check the 1</text:span><text:span text:style-name="T10">st</text:span><text:span text:style-name="T9"> node as 35 &lt; 55 it’ll ignore left sub tree.</text:span></text:p>
      <text:p text:style-name="P9"><text:tab/><text:tab/><text:tab/><text:span text:style-name="T9">Follows the sdame until it finds 55</text:span></text:p>
      <text:p text:style-name="P9"><text:tab/><text:tab/><text:span text:style-name="T14">if there are n levels , </text:span><text:span text:style-name="T12">Based on levels t</text:span><text:span text:style-name="T14">he count of edges </text:span><text:span text:style-name="T12">will be 2^n-1 </text:span></text:p>
      <text:p text:style-name="P9"/>
      <text:p text:style-name="P9"><text:tab/> <text:s text:c="9"/>35</text:p>
      <text:p text:style-name="P7"><text:tab/><text:tab/>/ <text:span text:style-name="T7">\</text:span></text:p>
      <text:p text:style-name="P7"><text:tab/> <text:s text:c="5"/><text:span text:style-name="T8">25</text:span><text:span text:style-name="T7"> <text:s text:c="4"/></text:span><text:span text:style-name="T8">45</text:span></text:p>
      <text:p text:style-name="P7"><text:tab/> <text:s text:c="4"/>/ <text:s/><text:span text:style-name="T7"><text:s/></text:span><text:span text:style-name="T8">\</text:span><text:span text:style-name="T7"> <text:s text:c="10"/></text:span><text:span text:style-name="T8">\</text:span></text:p>
      <text:p text:style-name="P7"><text:tab/> <text:s/><text:span text:style-name="T8">15</text:span><text:span text:style-name="T7"> <text:s text:c="3"/></text:span><text:span text:style-name="T8">27</text:span><text:span text:style-name="T7"> <text:s text:c="10"/></text:span><text:span text:style-name="T8">55</text:span><text:span text:style-name="T7"> <text:s text:c="2"/></text:span></text:p>
      <text:p text:style-name="P7"/>
      <text:p text:style-name="P10">- here Left child nodes will always be smaller than parent nodes. So, it can ignore the left sub tree, while fetching a num like 55.</text:p>
      <text:p text:style-name="P10">- <text:span text:style-name="T13">1</text:span><text:span text:style-name="T11">st</text:span><text:span text:style-name="T13"> row as 1 node, 2</text:span><text:span text:style-name="T11">nd</text:span><text:span text:style-name="T13"> row has 2 nodes, 3</text:span><text:span text:style-name="T11">rd</text:span><text:span text:style-name="T13"> row has 4 nodes, 4</text:span><text:span text:style-name="T11">th</text:span><text:span text:style-name="T13"> row will have 16 nodes. It’ll follow this.</text:span></text:p>
      <text:p text:style-name="P10">- <text:span text:style-name="T15">Log(n) is the Time complexity to seach a element.</text:span></text:p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3T09:35:39.647560609</meta:creation-date>
    <meta:generator>LibreOffice/7.3.7.2$Linux_X86_64 LibreOffice_project/30$Build-2</meta:generator>
    <dc:date>2023-01-29T09:19:24.737694429</dc:date>
    <meta:editing-duration>PT6H6M20S</meta:editing-duration>
    <meta:editing-cycles>25</meta:editing-cycles>
    <meta:document-statistic meta:table-count="0" meta:image-count="0" meta:object-count="0" meta:page-count="2" meta:paragraph-count="47" meta:word-count="371" meta:character-count="1976" meta:non-whitespace-character-count="1481"/>
  </office:meta>
</office:document-meta>
</file>